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-unknown-1--" svg:font-family="--unknown-1--"/>
    <style:font-face style:name="Liberation Sans1" svg:font-family="'Liberation Sans'"/>
    <style:font-face style:name="OpenSans" svg:font-family="OpenSans"/>
    <style:font-face style:name="OpenSans-Bold" svg:font-family="OpenSans-Bold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213.76pt"/>
    </style:style>
    <style:style style:name="co5" style:family="table-column">
      <style:table-column-properties fo:break-before="auto" style:column-width="150.75pt"/>
    </style:style>
    <style:style style:name="co6" style:family="table-column">
      <style:table-column-properties fo:break-before="auto" style:column-width="84.56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81.01pt"/>
    </style:style>
    <style:style style:name="ro1" style:family="table-row">
      <style:table-row-properties style:row-height="15.1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>
      <style:table-cell-properties fo:border-bottom="0.06pt solid #e6e6e6" fo:border-left="0.06pt solid #000000" fo:border-right="0.06pt solid #e6e6e6" fo:border-top="0.06pt solid #000000"/>
      <style:text-properties fo:color="#535353" style:font-name="Verdana" fo:font-size="11pt" style:font-name-asian="OpenSans" style:font-size-asian="11pt" style:font-name-complex="OpenSans" style:font-size-complex="11pt"/>
    </style:style>
    <style:style style:name="ce9" style:family="table-cell" style:parent-style-name="Default" style:data-style-name="N0">
      <style:table-cell-properties fo:border-bottom="0.06pt solid #eaeaea" fo:border-left="0.06pt solid #000000" fo:border-right="0.06pt solid #eaeaea" fo:border-top="0.06pt solid #000000"/>
      <style:text-properties style:font-name="Verdana" fo:font-size="11pt" style:font-name-asian="--unknown-1--" style:font-size-asian="11pt" style:font-name-complex="--unknown-1--" style:font-size-complex="11pt"/>
    </style:style>
    <style:style style:name="ce10" style:family="table-cell" style:parent-style-name="Default" style:data-style-name="N0">
      <style:table-cell-properties fo:border-bottom="0.06pt solid #eaeaea" fo:background-color="#f6f6f6" fo:border-left="0.06pt solid #000000" fo:border-right="0.06pt solid #eaeaea" fo:border-top="0.06pt solid #000000"/>
      <style:text-properties style:font-name="Verdana" fo:font-size="11pt" style:font-name-asian="--unknown-1--" style:font-size-asian="11pt" style:font-name-complex="--unknown-1--" style:font-size-complex="11pt"/>
    </style:style>
    <style:style style:name="ce11" style:family="table-cell" style:parent-style-name="Default" style:data-style-name="N0">
      <style:text-properties style:font-name="Verdana" fo:font-size="11pt" style:font-size-asian="11pt" style:font-size-complex="11pt"/>
    </style:style>
    <style:style style:name="ce12" style:family="table-cell" style:parent-style-name="Default" style:data-style-name="N0">
      <style:table-cell-properties fo:border-bottom="0.06pt solid #e6e6e6" fo:background-color="#eaeaea" fo:border-left="0.06pt solid #000000" fo:border-right="0.06pt solid #e6e6e6" fo:border-top="0.06pt solid #000000"/>
      <style:text-properties fo:color="#535353" style:font-name="Verdana" fo:font-size="11pt" style:font-name-asian="OpenSans" style:font-size-asian="11pt" style:font-name-complex="OpenSans" style:font-size-complex="11pt"/>
    </style:style>
    <style:style style:name="ce13" style:family="table-cell" style:parent-style-name="Default" style:data-style-name="N0">
      <style:table-cell-properties fo:border-bottom="0.06pt solid #e6e6e6" fo:border-left="0.06pt solid #000000" fo:border-right="0.06pt solid #e6e6e6" fo:border-top="0.06pt solid #000000"/>
      <style:text-properties style:font-name="Verdana" fo:font-size="11pt" fo:font-weight="bold" style:font-name-asian="OpenSans-Bold" style:font-size-asian="11pt" style:font-weight-asian="bold" style:font-name-complex="OpenSans-Bold" style:font-size-complex="11pt" style:font-weight-complex="bold"/>
    </style:style>
    <style:style style:name="ce14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000ee" style:font-name="Verdana" fo:font-size="11pt" style:text-underline-style="solid" style:text-underline-width="auto" style:text-underline-color="font-color" style:font-size-asian="11pt" style:font-size-complex="11pt"/>
    </style:style>
    <style:style style:name="ce15" style:family="table-cell" style:parent-style-name="Default" style:data-style-name="N0">
      <style:table-cell-properties fo:border-bottom="0.06pt solid #e6e6e6" fo:border-left="0.06pt solid #000000" fo:border-right="0.06pt solid #e6e6e6" fo:border-top="0.06pt solid #000000"/>
      <style:text-properties style:font-name="Verdana" fo:font-size="11pt" fo:font-weight="normal" style:font-name-asian="OpenSans-Bold" style:font-size-asian="11pt" style:font-weight-asian="normal" style:font-name-complex="OpenSans-Bold" style:font-size-complex="11pt" style:font-weight-complex="normal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style:font-name="Verdana" fo:font-size="11pt" style:font-size-asian="11pt" style:font-size-complex="11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1a1a1a" style:font-name="Verdana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Verdana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Verdana" fo:font-size="11pt" style:font-size-asian="11pt" style:font-size-complex="11pt"/>
    </style:style>
    <style:style style:name="ce20" style:family="table-cell" style:parent-style-name="Default" style:data-style-name="N2">
      <style:text-properties style:font-name="Verdana" fo:font-size="11pt" style:font-size-asian="11pt" style:font-size-complex="11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Verdana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9211e" style:font-name="Verdana"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 style:data-style-name="N2">
      <style:text-properties style:font-name="Verdana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ext-properties style:font-name="Verdana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0">
      <style:text-properties style:font-name="Verdana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es final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3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7" table:number-columns-repeated="1014" table:default-cell-style-name="ce11"/>
        <table:table-row table:style-name="ro1">
          <table:table-cell table:style-name="ce8" office:value-type="string" calcext:value-type="string">
            <text:p><text:a xlink:href="https://esiee.blackboard.com/webapps/blackboard/execute/userManager?sortCol=username&amp;numResults=25&amp;course_id=_5575_1&amp;sortDir=ASCENDING" xlink:type="simple">NOM D'UTILISATEUR</text:a></text:p>
          </table:table-cell>
          <table:table-cell table:style-name="ce8" office:value-type="string" calcext:value-type="string">
            <text:p><text:a xlink:href="https://esiee.blackboard.com/webapps/blackboard/execute/userManager?sortCol=userFirstName&amp;numResults=25&amp;course_id=_5575_1&amp;sortDir=ASCENDING" xlink:type="simple">PRÉNOM</text:a></text:p>
          </table:table-cell>
          <table:table-cell table:style-name="ce12" office:value-type="string" calcext:value-type="string">
            <text:p>NOM</text:p>
          </table:table-cell>
          <table:table-cell table:style-name="ce13" office:value-type="string" calcext:value-type="string">
            <text:p><text:a xlink:href="https://esiee.blackboard.com/webapps/blackboard/execute/userManager?sortCol=userEmailAddress&amp;numResults=25&amp;course_id=_5575_1&amp;sortDir=ASCENDING" xlink:type="simple">ADRESSE ÉLECTRONIQUE</text:a></text:p>
          </table:table-cell>
          <table:table-cell table:style-name="ce8" office:value-type="string" calcext:value-type="string">
            <text:p>Rapport</text:p>
          </table:table-cell>
          <table:table-cell table:style-name="ce8" office:value-type="string" calcext:value-type="string">
            <text:p>note rapport</text:p>
          </table:table-cell>
          <table:table-cell table:style-name="ce8" office:value-type="string" calcext:value-type="string">
            <text:p>ExamenAI</text:p>
          </table:table-cell>
          <table:table-cell office:value-type="string" calcext:value-type="string">
            <text:p>ExamenOptim</text:p>
          </table:table-cell>
          <table:table-cell/>
          <table:table-cell office:value-type="string" calcext:value-type="string">
            <text:p>Note examen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arianfas</text:p>
          </table:table-cell>
          <table:table-cell table:style-name="ce9" office:value-type="string" calcext:value-type="string">
            <text:p>Siawash</text:p>
          </table:table-cell>
          <table:table-cell table:style-name="ce9" office:value-type="string" calcext:value-type="string">
            <text:p>ARIANFAR</text:p>
          </table:table-cell>
          <table:table-cell table:style-name="ce9" office:value-type="string" calcext:value-type="string">
            <text:p><text:a xlink:href="mailto:siawash.arianfar@edu.esiee.fr" xlink:type="simple">siawash.arianfar@edu.esiee.fr</text:a>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formula="of:=[.$C2]+[.$E2]+[.$G2]+[.$I2]+[.$K2]+[.$M2]+[.$O2]+[.$Q2]+[.$S2]+[.$U2]" office:value-type="string" office:string-value="" calcext:value-type="error">
            <text:p>#VALUE!</text:p>
          </table:table-cell>
          <table:table-cell table:number-columns-repeated="2"/>
          <table:table-cell table:formula="of:=[.G2]+[.H2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barbosav</text:p>
          </table:table-cell>
          <table:table-cell table:style-name="ce9" office:value-type="string" calcext:value-type="string">
            <text:p>Vincent</text:p>
          </table:table-cell>
          <table:table-cell table:style-name="ce9" office:value-type="string" calcext:value-type="string">
            <text:p>BARBOSA VAZ</text:p>
          </table:table-cell>
          <table:table-cell table:style-name="ce9" office:value-type="string" calcext:value-type="string">
            <text:p><text:a xlink:href="mailto:vincent.barbosavaz@edu.esiee.fr" xlink:type="simple">vincent.barbosavaz@edu.esiee.fr</text:a></text:p>
          </table:table-cell>
          <table:table-cell table:style-name="ce9" office:value-type="float" office:value="18.5" calcext:value-type="float">
            <text:p>18.5</text:p>
          </table:table-cell>
          <table:table-cell table:style-name="ce9"/>
          <table:table-cell office:value-type="float" office:value="8.27" calcext:value-type="float">
            <text:p>8.27</text:p>
          </table:table-cell>
          <table:table-cell office:value-type="float" office:value="6.96" calcext:value-type="float">
            <text:p>6.96</text:p>
          </table:table-cell>
          <table:table-cell/>
          <table:table-cell table:formula="of:=[.G3]+[.H3]" office:value-type="float" office:value="15.23" calcext:value-type="float">
            <text:p>15.2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boittiac</text:p>
          </table:table-cell>
          <table:table-cell table:style-name="ce9" office:value-type="string" calcext:value-type="string">
            <text:p>Clementin</text:p>
          </table:table-cell>
          <table:table-cell table:style-name="ce9" office:value-type="string" calcext:value-type="string">
            <text:p>BOITTIAUX</text:p>
          </table:table-cell>
          <table:table-cell table:style-name="ce9" office:value-type="string" calcext:value-type="string">
            <text:p><text:a xlink:href="mailto:clementin.boittiaux@edu.esiee.fr" xlink:type="simple">clementin.boittiaux@edu.esiee.fr</text:a>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office:value-type="float" office:value="9.96" calcext:value-type="float">
            <text:p>9.96</text:p>
          </table:table-cell>
          <table:table-cell office:value-type="float" office:value="6.59" calcext:value-type="float">
            <text:p>6.59</text:p>
          </table:table-cell>
          <table:table-cell/>
          <table:table-cell table:formula="of:=[.G4]+[.H4]" office:value-type="float" office:value="16.55" calcext:value-type="float">
            <text:p>16.5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bouillae</text:p>
          </table:table-cell>
          <table:table-cell table:style-name="ce9" office:value-type="string" calcext:value-type="string">
            <text:p>Elias</text:p>
          </table:table-cell>
          <table:table-cell table:style-name="ce9" office:value-type="string" calcext:value-type="string">
            <text:p>BOUILLANNE</text:p>
          </table:table-cell>
          <table:table-cell table:style-name="ce9" office:value-type="string" calcext:value-type="string">
            <text:p><text:a xlink:href="mailto:elias.bouillanne@edu.esiee.fr" xlink:type="simple">elias.bouillanne@edu.esiee.fr</text:a>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office:value-type="float" office:value="7.04" calcext:value-type="float">
            <text:p>7.04</text:p>
          </table:table-cell>
          <table:table-cell office:value-type="float" office:value="7.23" calcext:value-type="float">
            <text:p>7.23</text:p>
          </table:table-cell>
          <table:table-cell/>
          <table:table-cell table:formula="of:=[.G5]+[.H5]" office:value-type="float" office:value="14.27" calcext:value-type="float">
            <text:p>14.2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cardosow</text:p>
          </table:table-cell>
          <table:table-cell table:style-name="ce9" office:value-type="string" calcext:value-type="string">
            <text:p>William</text:p>
          </table:table-cell>
          <table:table-cell table:style-name="ce9" office:value-type="string" calcext:value-type="string">
            <text:p>CARDOSO</text:p>
          </table:table-cell>
          <table:table-cell table:style-name="ce9" office:value-type="string" calcext:value-type="string">
            <text:p><text:a xlink:href="mailto:william.cardoso@edu.esiee.fr" xlink:type="simple">william.cardoso@edu.esiee.fr</text:a>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office:value-type="float" office:value="7.45" calcext:value-type="float">
            <text:p>7.45</text:p>
          </table:table-cell>
          <table:table-cell office:value-type="float" office:value="5.91" calcext:value-type="float">
            <text:p>5.91</text:p>
          </table:table-cell>
          <table:table-cell/>
          <table:table-cell table:formula="of:=[.G6]+[.H6]" office:value-type="float" office:value="13.36" calcext:value-type="float">
            <text:p>13.3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dussausm</text:p>
          </table:table-cell>
          <table:table-cell table:style-name="ce9" office:value-type="string" calcext:value-type="string">
            <text:p>Marine</text:p>
          </table:table-cell>
          <table:table-cell table:style-name="ce9" office:value-type="string" calcext:value-type="string">
            <text:p>DUSSAUSSOIS</text:p>
          </table:table-cell>
          <table:table-cell table:style-name="ce9" office:value-type="string" calcext:value-type="string">
            <text:p><text:a xlink:href="mailto:marine.dussaussois@edu.esiee.fr" xlink:type="simple">marine.dussaussois@edu.esiee.fr</text:a></text:p>
          </table:table-cell>
          <table:table-cell table:style-name="ce9" office:value-type="float" office:value="16.5" calcext:value-type="float">
            <text:p>16.5</text:p>
          </table:table-cell>
          <table:table-cell table:style-name="ce9"/>
          <table:table-cell office:value-type="float" office:value="6.23" calcext:value-type="float">
            <text:p>6.23</text:p>
          </table:table-cell>
          <table:table-cell office:value-type="float" office:value="5.13" calcext:value-type="float">
            <text:p>5.13</text:p>
          </table:table-cell>
          <table:table-cell/>
          <table:table-cell table:formula="of:=[.G7]+[.H7]" office:value-type="float" office:value="11.36" calcext:value-type="float">
            <text:p>11.3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ghidaglb</text:p>
          </table:table-cell>
          <table:table-cell table:style-name="ce9" office:value-type="string" calcext:value-type="string">
            <text:p>Boris</text:p>
          </table:table-cell>
          <table:table-cell table:style-name="ce9" office:value-type="string" calcext:value-type="string">
            <text:p>GHIDAGLIA</text:p>
          </table:table-cell>
          <table:table-cell table:style-name="ce9" office:value-type="string" calcext:value-type="string">
            <text:p><text:a xlink:href="mailto:boris.ghidaglia@edu.esiee.fr" xlink:type="simple">boris.ghidaglia@edu.esiee.fr</text:a>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office:value-type="float" office:value="6.09" calcext:value-type="float">
            <text:p>6.09</text:p>
          </table:table-cell>
          <table:table-cell office:value-type="float" office:value="5.43" calcext:value-type="float">
            <text:p>5.43</text:p>
          </table:table-cell>
          <table:table-cell/>
          <table:table-cell table:formula="of:=[.G8]+[.H8]" office:value-type="float" office:value="11.52" calcext:value-type="float">
            <text:p>11.5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haiounj</text:p>
          </table:table-cell>
          <table:table-cell table:style-name="ce9" office:value-type="string" calcext:value-type="string">
            <text:p>Jérémie</text:p>
          </table:table-cell>
          <table:table-cell table:style-name="ce9" office:value-type="string" calcext:value-type="string">
            <text:p>HAIOUN</text:p>
          </table:table-cell>
          <table:table-cell table:style-name="ce9" office:value-type="string" calcext:value-type="string">
            <text:p><text:a xlink:href="mailto:jeremie.haioun@edu.esiee.fr" xlink:type="simple">jeremie.haioun@edu.esiee.fr</text:a></text:p>
          </table:table-cell>
          <table:table-cell table:style-name="ce9" office:value-type="float" office:value="13.5" calcext:value-type="float">
            <text:p>13.5</text:p>
          </table:table-cell>
          <table:table-cell table:style-name="ce9"/>
          <table:table-cell office:value-type="float" office:value="3.93" calcext:value-type="float">
            <text:p>3.93</text:p>
          </table:table-cell>
          <table:table-cell office:value-type="float" office:value="5.13" calcext:value-type="float">
            <text:p>5.13</text:p>
          </table:table-cell>
          <table:table-cell/>
          <table:table-cell table:formula="of:=[.G9]+[.H9]" office:value-type="float" office:value="9.06" calcext:value-type="float">
            <text:p>9.0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hamamic</text:p>
          </table:table-cell>
          <table:table-cell table:style-name="ce9" office:value-type="string" calcext:value-type="string">
            <text:p>Chams</text:p>
          </table:table-cell>
          <table:table-cell table:style-name="ce9" office:value-type="string" calcext:value-type="string">
            <text:p>HAMANI</text:p>
          </table:table-cell>
          <table:table-cell table:style-name="ce9" office:value-type="string" calcext:value-type="string">
            <text:p><text:a xlink:href="mailto:chams.hamami@edu.esiee.fr" xlink:type="simple">chams.hamami@edu.esiee.fr</text:a>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office:value-type="float" office:value="5.72" calcext:value-type="float">
            <text:p>5.72</text:p>
          </table:table-cell>
          <table:table-cell office:value-type="float" office:value="4.74" calcext:value-type="float">
            <text:p>4.74</text:p>
          </table:table-cell>
          <table:table-cell/>
          <table:table-cell table:formula="of:=[.G10]+[.H10]" office:value-type="float" office:value="10.46" calcext:value-type="float">
            <text:p>10.4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hulinb</text:p>
          </table:table-cell>
          <table:table-cell table:style-name="ce9" office:value-type="string" calcext:value-type="string">
            <text:p>Baptiste</text:p>
          </table:table-cell>
          <table:table-cell table:style-name="ce9" office:value-type="string" calcext:value-type="string">
            <text:p>HULIN</text:p>
          </table:table-cell>
          <table:table-cell table:style-name="ce9" office:value-type="string" calcext:value-type="string">
            <text:p><text:a xlink:href="mailto:baptiste.hulin@edu.esiee.fr" xlink:type="simple">baptiste.hulin@edu.esiee.fr</text:a>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opié sur Haioun, ou collaboratif?</text:p>
          </table:table-cell>
          <table:table-cell office:value-type="float" office:value="5.08" calcext:value-type="float">
            <text:p>5.08</text:p>
          </table:table-cell>
          <table:table-cell office:value-type="float" office:value="3.69" calcext:value-type="float">
            <text:p>3.69</text:p>
          </table:table-cell>
          <table:table-cell/>
          <table:table-cell table:formula="of:=[.G11]+[.H11]" office:value-type="float" office:value="8.77" calcext:value-type="float">
            <text:p>8.7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justinr</text:p>
          </table:table-cell>
          <table:table-cell table:style-name="ce9" office:value-type="string" calcext:value-type="string">
            <text:p>Romain</text:p>
          </table:table-cell>
          <table:table-cell table:style-name="ce9" office:value-type="string" calcext:value-type="string">
            <text:p>JUSTIN</text:p>
          </table:table-cell>
          <table:table-cell table:style-name="ce9" office:value-type="string" calcext:value-type="string">
            <text:p><text:a xlink:href="mailto:romain.justin@edu.esiee.fr" xlink:type="simple">romain.justin@edu.esiee.fr</text:a></text:p>
          </table:table-cell>
          <table:table-cell table:style-name="ce9" office:value-type="float" office:value="15.5" calcext:value-type="float">
            <text:p>15.5</text:p>
          </table:table-cell>
          <table:table-cell table:style-name="ce9"/>
          <table:table-cell office:value-type="float" office:value="7.96" calcext:value-type="float">
            <text:p>7.96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G12]+[.H12]" office:value-type="float" office:value="14.71" calcext:value-type="float">
            <text:p>14.7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kuhlmanf</text:p>
          </table:table-cell>
          <table:table-cell table:style-name="ce9" office:value-type="string" calcext:value-type="string">
            <text:p>Florian</text:p>
          </table:table-cell>
          <table:table-cell table:style-name="ce9" office:value-type="string" calcext:value-type="string">
            <text:p>KUHLMANN</text:p>
          </table:table-cell>
          <table:table-cell table:style-name="ce9" office:value-type="string" calcext:value-type="string">
            <text:p><text:a xlink:href="mailto:florian.kuhlmann@edu.esiee.fr" xlink:type="simple">florian.kuhlmann@edu.esiee.fr</text:a>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office:value-type="float" office:value="7.47" calcext:value-type="float">
            <text:p>7.47</text:p>
          </table:table-cell>
          <table:table-cell office:value-type="float" office:value="5.95" calcext:value-type="float">
            <text:p>5.95</text:p>
          </table:table-cell>
          <table:table-cell/>
          <table:table-cell table:formula="of:=[.G13]+[.H13]" office:value-type="float" office:value="13.42" calcext:value-type="float">
            <text:p>13.4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lecerta</text:p>
          </table:table-cell>
          <table:table-cell table:style-name="ce9" office:value-type="string" calcext:value-type="string">
            <text:p>Arthur</text:p>
          </table:table-cell>
          <table:table-cell table:style-name="ce9" office:value-type="string" calcext:value-type="string">
            <text:p>LECERT</text:p>
          </table:table-cell>
          <table:table-cell table:style-name="ce9" office:value-type="string" calcext:value-type="string">
            <text:p><text:a xlink:href="mailto:arthur.lecert@edu.esiee.fr" xlink:type="simple">arthur.lecert@edu.esiee.fr</text:a></text:p>
          </table:table-cell>
          <table:table-cell table:style-name="ce9" office:value-type="float" office:value="15.5" calcext:value-type="float">
            <text:p>15.5</text:p>
          </table:table-cell>
          <table:table-cell table:style-name="ce9"/>
          <table:table-cell office:value-type="float" office:value="7.92" calcext:value-type="float">
            <text:p>7.92</text:p>
          </table:table-cell>
          <table:table-cell office:value-type="float" office:value="5.42" calcext:value-type="float">
            <text:p>5.42</text:p>
          </table:table-cell>
          <table:table-cell/>
          <table:table-cell table:formula="of:=[.G14]+[.H14]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maupouc</text:p>
          </table:table-cell>
          <table:table-cell table:style-name="ce9" office:value-type="string" calcext:value-type="string">
            <text:p>Charles</text:p>
          </table:table-cell>
          <table:table-cell table:style-name="ce9" office:value-type="string" calcext:value-type="string">
            <text:p>MAUPOU</text:p>
          </table:table-cell>
          <table:table-cell table:style-name="ce9" office:value-type="string" calcext:value-type="string">
            <text:p><text:a xlink:href="mailto:charles.maupou@edu.esiee.fr" xlink:type="simple">charles.maupou@edu.esiee.fr</text:a>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office:value-type="float" office:value="7.04" calcext:value-type="float">
            <text:p>7.04</text:p>
          </table:table-cell>
          <table:table-cell office:value-type="float" office:value="5.56" calcext:value-type="float">
            <text:p>5.56</text:p>
          </table:table-cell>
          <table:table-cell/>
          <table:table-cell table:formula="of:=[.G15]+[.H15]" office:value-type="float" office:value="12.6" calcext:value-type="float">
            <text:p>12.6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mavoungs</text:p>
          </table:table-cell>
          <table:table-cell table:style-name="ce9" office:value-type="string" calcext:value-type="string">
            <text:p>Steven</text:p>
          </table:table-cell>
          <table:table-cell table:style-name="ce9" office:value-type="string" calcext:value-type="string">
            <text:p>MAVOUNGOU</text:p>
          </table:table-cell>
          <table:table-cell table:style-name="ce9" office:value-type="string" calcext:value-type="string">
            <text:p><text:a xlink:href="mailto:steven.mavoungou@edu.esiee.fr" xlink:type="simple">steven.mavoungou@edu.esiee.fr</text:a>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office:value-type="float" office:value="4.8" calcext:value-type="float">
            <text:p>4.8</text:p>
          </table:table-cell>
          <table:table-cell office:value-type="float" office:value="3.58" calcext:value-type="float">
            <text:p>3.58</text:p>
          </table:table-cell>
          <table:table-cell/>
          <table:table-cell table:formula="of:=[.G16]+[.H16]" office:value-type="float" office:value="8.38" calcext:value-type="float">
            <text:p>8.3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mohammas</text:p>
          </table:table-cell>
          <table:table-cell table:style-name="ce9" office:value-type="string" calcext:value-type="string">
            <text:p>Sohaibe</text:p>
          </table:table-cell>
          <table:table-cell table:style-name="ce9" office:value-type="string" calcext:value-type="string">
            <text:p>MOHAMMAD</text:p>
          </table:table-cell>
          <table:table-cell table:style-name="ce9" office:value-type="string" calcext:value-type="string">
            <text:p><text:a xlink:href="mailto:sohaibe.mohammad@edu.esiee.fr" xlink:type="simple">sohaibe.mohammad@edu.esiee.fr</text:a>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office:value-type="float" office:value="5.76" calcext:value-type="float">
            <text:p>5.76</text:p>
          </table:table-cell>
          <table:table-cell office:value-type="float" office:value="5.64" calcext:value-type="float">
            <text:p>5.64</text:p>
          </table:table-cell>
          <table:table-cell/>
          <table:table-cell table:formula="of:=[.G17]+[.H17]" office:value-type="float" office:value="11.4" calcext:value-type="float">
            <text:p>11.4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ngouansc</text:p>
          </table:table-cell>
          <table:table-cell table:style-name="ce9" office:value-type="string" calcext:value-type="string">
            <text:p>Cléa</text:p>
          </table:table-cell>
          <table:table-cell table:style-name="ce9" office:value-type="string" calcext:value-type="string">
            <text:p>NGOUANSAVANH</text:p>
          </table:table-cell>
          <table:table-cell table:style-name="ce9" office:value-type="string" calcext:value-type="string">
            <text:p><text:a xlink:href="mailto:clea.ngouansavanh@edu.esiee.fr" xlink:type="simple">clea.ngouansavanh@edu.esiee.fr</text:a>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4.69" calcext:value-type="float">
            <text:p>4.69</text:p>
          </table:table-cell>
          <table:table-cell/>
          <table:table-cell table:formula="of:=[.G18]+[.H18]" office:value-type="float" office:value="10.7" calcext:value-type="float">
            <text:p>10.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nguyelu</text:p>
          </table:table-cell>
          <table:table-cell table:style-name="ce9" office:value-type="string" calcext:value-type="string">
            <text:p>Lucas - Thien-Nhan</text:p>
          </table:table-cell>
          <table:table-cell table:style-name="ce9" office:value-type="string" calcext:value-type="string">
            <text:p>NGUYEN</text:p>
          </table:table-cell>
          <table:table-cell table:style-name="ce9" office:value-type="string" calcext:value-type="string">
            <text:p><text:a xlink:href="mailto:lucas-thien-nhan.nguyen@edu.esiee.fr" xlink:type="simple">lucas-thien-nhan.nguyen@edu.esiee.fr</text:a>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office:value-type="float" office:value="5.2" calcext:value-type="float">
            <text:p>5.2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[.G19]+[.H19]" office:value-type="float" office:value="10.37" calcext:value-type="float">
            <text:p>10.3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prolonga</text:p>
          </table:table-cell>
          <table:table-cell table:style-name="ce9" office:value-type="string" calcext:value-type="string">
            <text:p>Augustin</text:p>
          </table:table-cell>
          <table:table-cell table:style-name="ce9" office:value-type="string" calcext:value-type="string">
            <text:p>PROLONGEAU</text:p>
          </table:table-cell>
          <table:table-cell table:style-name="ce9" office:value-type="string" calcext:value-type="string">
            <text:p><text:a xlink:href="mailto:augustin.prolongeau@edu.esiee.fr" xlink:type="simple">augustin.prolongeau@edu.esiee.fr</text:a>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office:value-type="float" office:value="1.8" calcext:value-type="float">
            <text:p>1.8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G20]+[.H20]"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seband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SEBAN</text:p>
          </table:table-cell>
          <table:table-cell table:style-name="ce9" office:value-type="string" calcext:value-type="string">
            <text:p><text:a xlink:href="mailto:dan.seban@edu.esiee.fr" xlink:type="simple">dan.seban@edu.esiee.fr</text:a>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office:value-type="float" office:value="8.21" calcext:value-type="float">
            <text:p>8.21</text:p>
          </table:table-cell>
          <table:table-cell office:value-type="float" office:value="4.18" calcext:value-type="float">
            <text:p>4.18</text:p>
          </table:table-cell>
          <table:table-cell/>
          <table:table-cell table:formula="of:=[.G21]+[.H21]" office:value-type="float" office:value="12.39" calcext:value-type="float">
            <text:p>12.3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<text:s/>tranj</text:p>
          </table:table-cell>
          <table:table-cell table:style-name="ce9" office:value-type="string" calcext:value-type="string">
            <text:p>Jérôme</text:p>
          </table:table-cell>
          <table:table-cell table:style-name="ce9" office:value-type="string" calcext:value-type="string">
            <text:p>TRAN</text:p>
          </table:table-cell>
          <table:table-cell table:style-name="ce9" office:value-type="string" calcext:value-type="string">
            <text:p><text:a xlink:href="mailto:jerome.tran@edu.esiee.fr" xlink:type="simple">jerome.tran@edu.esiee.fr</text:a>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office:value-type="float" office:value="6.42" calcext:value-type="float">
            <text:p>6.42</text:p>
          </table:table-cell>
          <table:table-cell office:value-type="float" office:value="6.03" calcext:value-type="float">
            <text:p>6.03</text:p>
          </table:table-cell>
          <table:table-cell/>
          <table:table-cell table:formula="of:=[.G22]+[.H22]" office:value-type="float" office:value="12.45" calcext:value-type="float">
            <text:p>12.4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<text:s/>vidalv</text:p>
          </table:table-cell>
          <table:table-cell table:style-name="ce10" office:value-type="string" calcext:value-type="string">
            <text:p>Valentin</text:p>
          </table:table-cell>
          <table:table-cell table:style-name="ce10" office:value-type="string" calcext:value-type="string">
            <text:p>VIDAL</text:p>
          </table:table-cell>
          <table:table-cell table:style-name="ce10" office:value-type="string" calcext:value-type="string">
            <text:p><text:a xlink:href="mailto:valentin.vidal@edu.esiee.fr" xlink:type="simple">valentin.vidal@edu.esiee.fr</text:a>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formula="of:=[.$C23]+[.$E23]+[.$G23]+[.$I23]+[.$K23]+[.$M23]+[.$O23]+[.$Q23]+[.$S23]+[.$U23]" office:value-type="string" office:string-value="" calcext:value-type="error">
            <text:p>#VALUE!</text:p>
          </table:table-cell>
          <table:table-cell table:number-columns-repeated="2"/>
          <table:table-cell table:formula="of:=[.G23]+[.H23]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formula="of:=AVERAGE([.E4:.E23])" office:value-type="float" office:value="12.7647058823529" calcext:value-type="float">
            <text:p>12.7647058823529</text:p>
          </table:table-cell>
          <table:table-cell/>
          <table:table-cell table:formula="of:=AVERAGE([.$G3:.$G22])" office:value-type="float" office:value="6.418" calcext:value-type="float">
            <text:p>6.418</text:p>
          </table:table-cell>
          <table:table-cell table:formula="of:=AVERAGE([.$H3:.$H22])" office:value-type="float" office:value="5.2825" calcext:value-type="float">
            <text:p>5.2825</text:p>
          </table:table-cell>
          <table:table-cell/>
          <table:table-cell table:formula="of:=AVERAGE([.J3:.J22])" office:value-type="float" office:value="11.7005" calcext:value-type="float">
            <text:p>11.7005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Sur 12</text:p>
          </table:table-cell>
          <table:table-cell office:value-type="string" calcext:value-type="string">
            <text:p>Sur 8</text:p>
          </table:table-cell>
          <table:table-cell table:number-columns-repeated="1016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_1-6" table:style-name="ta2">
        <table:table-column table:style-name="co3" table:default-cell-style-name="ce11"/>
        <table:table-column table:style-name="co9" table:default-cell-style-name="ce11"/>
        <table:table-column table:style-name="co7" table:number-columns-repeated="1022" table:default-cell-style-name="ce11"/>
        <table:table-row table:style-name="ro1">
          <table:table-cell table:style-name="ce12" office:value-type="string" calcext:value-type="string">
            <text:p>NOM</text:p>
          </table:table-cell>
          <table:table-cell office:value-type="string" calcext:value-type="string">
            <text:p>CQ1A</text:p>
          </table:table-cell>
          <table:table-cell office:value-type="string" calcext:value-type="string">
            <text:p>Q1A</text:p>
          </table:table-cell>
          <table:table-cell office:value-type="string" calcext:value-type="string">
            <text:p>CQ1B</text:p>
          </table:table-cell>
          <table:table-cell office:value-type="string" calcext:value-type="string">
            <text:p>Q1B</text:p>
          </table:table-cell>
          <table:table-cell table:style-name="ce14" office:value-type="string" calcext:value-type="string">
            <text:p><text:a xlink:href="mailto:Q@" xlink:type="simple">CQ2</text:a></text:p>
          </table:table-cell>
          <table:table-cell table:style-name="ce14" office:value-type="string" calcext:value-type="string">
            <text:p><text:a xlink:href="mailto:Q@" xlink:type="simple">Q2</text:a></text:p>
          </table:table-cell>
          <table:table-cell office:value-type="string" calcext:value-type="string">
            <text:p>CQ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CQ4A</text:p>
          </table:table-cell>
          <table:table-cell office:value-type="string" calcext:value-type="string">
            <text:p>Q4A</text:p>
          </table:table-cell>
          <table:table-cell office:value-type="string" calcext:value-type="string">
            <text:p>CQ4B</text:p>
          </table:table-cell>
          <table:table-cell office:value-type="string" calcext:value-type="string">
            <text:p>Q4B</text:p>
          </table:table-cell>
          <table:table-cell office:value-type="string" calcext:value-type="string">
            <text:p>CQ4C</text:p>
          </table:table-cell>
          <table:table-cell office:value-type="string" calcext:value-type="string">
            <text:p>Q4C</text:p>
          </table:table-cell>
          <table:table-cell office:value-type="string" calcext:value-type="string">
            <text:p>CQ5A</text:p>
          </table:table-cell>
          <table:table-cell office:value-type="string" calcext:value-type="string">
            <text:p>Q5A</text:p>
          </table:table-cell>
          <table:table-cell office:value-type="string" calcext:value-type="string">
            <text:p>CQ5B</text:p>
          </table:table-cell>
          <table:table-cell office:value-type="string" calcext:value-type="string">
            <text:p>Q5B</text:p>
          </table:table-cell>
          <table:table-cell office:value-type="string" calcext:value-type="string">
            <text:p>CQ6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Total sur 1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ARIANFAR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table:formula="of:=[.$C2]+[.$E2]+[.$G2]+[.$I2]+[.$K2]+[.$M2]+[.$O2]+[.$Q2]+[.$S2]+[.$U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BARBOSA VAZ</text:p>
          </table:table-cell>
          <table:table-cell office:value-type="string" calcext:value-type="string">
            <text:p>pas super clair, ;ais ok sur U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que protection des donnee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u d'expl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 tout a fait mainstream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ok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manque seuil de congest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k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voir cour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lutot variables dependant du conducteu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 question n'est pas claire</text:p>
          </table:table-cell>
          <table:table-cell office:value-type="float" office:value="1.8" calcext:value-type="float">
            <text:p>1.8</text:p>
          </table:table-cell>
          <table:table-cell table:formula="of:=[.$C3]+[.$E3]+[.$G3]+[.$I3]+[.$K3]+[.$M3]+[.$O3]+[.$Q3]+[.$S3]+[.$U3]" office:value-type="float" office:value="8.27" calcext:value-type="float">
            <text:p>8.27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BOITTIAUX</text:p>
          </table:table-cell>
          <table:table-cell office:value-type="string" calcext:value-type="string">
            <text:p>expression maladroite mais quasi correc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que protection des donnne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us n'etes pas tombé sur les leaders du marché francais, mais bonne analy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 ou vitesse pour etre comple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n parle plutot en vehicule par heure, parce que c'est rare d'etre au dbit maximal par jour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croisement de flux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[.$C4]+[.$E4]+[.$G4]+[.$I4]+[.$K4]+[.$M4]+[.$O4]+[.$Q4]+[.$S4]+[.$U4]" office:value-type="float" office:value="9.96" calcext:value-type="float">
            <text:p>9.9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BOUILLANNE</text:p>
          </table:table-cell>
          <table:table-cell office:value-type="string" calcext:value-type="string">
            <text:p>pas comp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que protection des donnee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uccinct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KLS n'est pas sur le meme creneau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TO ou vitesse pour etre comple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ccinct mais correct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5]+[.$E5]+[.$G5]+[.$I5]+[.$K5]+[.$M5]+[.$O5]+[.$Q5]+[.$S5]+[.$U5]" office:value-type="float" office:value="7.04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CARDOS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que protection des donnee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 ou vitesse pour etre comple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voir c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$C6]+[.$E6]+[.$G6]+[.$I6]+[.$K6]+[.$M6]+[.$O6]+[.$Q6]+[.$S6]+[.$U6]" office:value-type="float" office:value="7.45" calcext:value-type="float">
            <text:p>7.45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DUSSAUSSOIS</text:p>
          </table:table-cell>
          <table:table-cell office:value-type="string" calcext:value-type="string">
            <text:p>pas comp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que ca: mention du cloud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determine seuil de congestion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oir cour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rrection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7]+[.$E7]+[.$G7]+[.$I7]+[.$K7]+[.$M7]+[.$O7]+[.$Q7]+[.$S7]+[.$U7]" office:value-type="float" office:value="6.23" calcext:value-type="float">
            <text:p>6.23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GHIDAGLIA</text:p>
          </table:table-cell>
          <table:table-cell office:value-type="string" calcext:value-type="string">
            <text:p>alambique' et pas au poi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e ne cherche pas un argument commer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ger est pour les sales, pas les livreurs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j'attendais les 2 variables importantes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euil de congesti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as compri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l en manqu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orrection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8]+[.$E8]+[.$G8]+[.$I8]+[.$K8]+[.$M8]+[.$O8]+[.$Q8]+[.$S8]+[.$U8]" office:value-type="float" office:value="6.09" calcext:value-type="float">
            <text:p>6.09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HAIOUN</text:p>
          </table:table-cell>
          <table:table-cell office:value-type="string" calcext:value-type="string">
            <text:p>pas comp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urite de donnees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bemobile n'est pas la meme cible, waze non plus ni sqilin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as compris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oir c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9]+[.$E9]+[.$G9]+[.$I9]+[.$K9]+[.$M9]+[.$O9]+[.$Q9]+[.$S9]+[.$U9]" office:value-type="float" office:value="3.93" calcext:value-type="float">
            <text:p>3.93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HAMANI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securite de donnees et collaboratio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s compri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as le meme role que smart deliverie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10]+[.$E10]+[.$G10]+[.$I10]+[.$K10]+[.$M10]+[.$O10]+[.$Q10]+[.$S10]+[.$U10]" office:value-type="float" office:value="5.72" calcext:value-type="float">
            <text:p>5.7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HULI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curite' des donnee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uccinct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voir c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uil de congestion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on mesure a l'heure pas a la journe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as compri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11]+[.$E11]+[.$G11]+[.$I11]+[.$K11]+[.$M11]+[.$O11]+[.$Q11]+[.$S11]+[.$U11]" office:value-type="float" office:value="5.08" calcext:value-type="float">
            <text:p>5.08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JUSTIN</text:p>
          </table:table-cell>
          <table:table-cell office:value-type="string" calcext:value-type="string">
            <text:p>on n'est pas dans l'ethique mais il y a de c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curite' des donnee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xplication pourrait etre meilleure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(TO ou vitesse) et *debit*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12]+[.$E12]+[.$G12]+[.$I12]+[.$K12]+[.$M12]+[.$O12]+[.$Q12]+[.$S12]+[.$U12]" office:value-type="float" office:value="7.96" calcext:value-type="float">
            <text:p>7.9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KUHLMANN</text:p>
          </table:table-cell>
          <table:table-cell office:value-type="string" calcext:value-type="string">
            <text:p>pas compris ce qu'est realism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curite' des donnees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et le debit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reoir bibli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voir cours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13]+[.$E13]+[.$G13]+[.$I13]+[.$K13]+[.$M13]+[.$O13]+[.$Q13]+[.$S13]+[.$U13]" office:value-type="float" office:value="7.47" calcext:value-type="float">
            <text:p>7.47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LECERT</text:p>
          </table:table-cell>
          <table:table-cell office:value-type="string" calcext:value-type="string">
            <text:p>moui le fond y es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ravail collaboratif et securite' des donne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tite erreur de logiqu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ityway n'est pas sur le meme creneau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mal exprime' mais compris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debit =v/h pas vitesse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[.$C14]+[.$E14]+[.$G14]+[.$I14]+[.$K14]+[.$M14]+[.$O14]+[.$Q14]+[.$S14]+[.$U14]" office:value-type="float" office:value="7.92" calcext:value-type="float">
            <text:p>7.9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MAUPOU</text:p>
          </table:table-cell>
          <table:table-cell office:value-type="string" calcext:value-type="string">
            <text:p>a peu pre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onfleet=dernier kilometre, pas meme creneau, traceitup aussi, tookan n'est pas dans le routag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(TO ou vitesse) et *debit*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pretation du cours, mais pas faux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on peut connaitre la meteo ou les travaux, pas la motivation du conducteur.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15]+[.$E15]+[.$G15]+[.$I15]+[.$K15]+[.$M15]+[.$O15]+[.$Q15]+[.$S15]+[.$U15]" office:value-type="float" office:value="7.04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MAVOUNGOU</text:p>
          </table:table-cell>
          <table:table-cell office:value-type="string" calcext:value-type="string">
            <text:p>voir correction 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/>il y a ce que je cherchais: securis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e ne sont pas des concurrents: pas sur le meme creneau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pas pour les detecteurs qu'on a vu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croisement de flux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pas compris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16]+[.$E16]+[.$G16]+[.$I16]+[.$K16]+[.$M16]+[.$O16]+[.$Q16]+[.$S16]+[.$U16]" office:value-type="float" office:value="4.8" calcext:value-type="float">
            <text:p>4.8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MOHAMMAD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as compris le modele declaratif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zarr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es approximatif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ien pour les mesures, croisements diminuent debit max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voir cours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17]+[.$E17]+[.$G17]+[.$I17]+[.$K17]+[.$M17]+[.$O17]+[.$Q17]+[.$S17]+[.$U17]" office:value-type="float" office:value="5.76" calcext:value-type="float">
            <text:p>5.76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NGOUANSAVANH</text:p>
          </table:table-cell>
          <table:table-cell office:value-type="string" calcext:value-type="string">
            <text:p>mal exprime': 'science de la realite' quezac?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e n'est pas exactement l'attendu mais bien quand meme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portatour est pour les commerciaux: cible un peu differente, fournir les liens, majikan pour la maintenanc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debit + TO (en %) ou vites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uil de congestio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oir correctio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18]+[.$E18]+[.$G18]+[.$I18]+[.$K18]+[.$M18]+[.$O18]+[.$Q18]+[.$S18]+[.$U18]" office:value-type="float" office:value="6.01" calcext:value-type="float">
            <text:p>6.01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NGUYEN</text:p>
          </table:table-cell>
          <table:table-cell office:value-type="string" calcext:value-type="string">
            <text:p>voir correction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oui mais ce n'est pas exclusif a Watson. Voir cloud=collaboration + securite' des donne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uccinc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urbantz est pour la livraison du dernier km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as pour les detecteurs qu'on a vu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 plus complique'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revoir cours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19]+[.$E19]+[.$G19]+[.$I19]+[.$K19]+[.$M19]+[.$O19]+[.$Q19]+[.$S19]+[.$U19]" office:value-type="float" office:value="5.2" calcext:value-type="float">
            <text:p>5.2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PROLONGEAU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 compris, je ne demande pas un panegyrique de IBM mais une information object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ersion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voir correcti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voir cour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voir c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ffres incohere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oir c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oir cours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$C20]+[.$E20]+[.$G20]+[.$I20]+[.$K20]+[.$M20]+[.$O20]+[.$Q20]+[.$S20]+[.$U20]" office:value-type="float" office:value="1.8" calcext:value-type="float">
            <text:p>1.8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SEBAN</text:p>
          </table:table-cell>
          <table:table-cell office:value-type="string" calcext:value-type="string">
            <text:p>moui voir correction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voir correction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pas concurrent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saisonalite' non, seuil de congestion 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[.$C21]+[.$E21]+[.$G21]+[.$I21]+[.$K21]+[.$M21]+[.$O21]+[.$Q21]+[.$S21]+[.$U21]" office:value-type="float" office:value="8.21" calcext:value-type="float">
            <text:p>8.21</text:p>
          </table:table-cell>
          <table:table-cell table:number-columns-repeated="1002"/>
        </table:table-row>
        <table:table-row table:style-name="ro2">
          <table:table-cell table:style-name="ce9" office:value-type="string" calcext:value-type="string">
            <text:p>TRAN</text:p>
          </table:table-cell>
          <table:table-cell office:value-type="string" calcext:value-type="string">
            <text:p>voir correction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voir correction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rbantz est pour la livraison du dernier km, urbantz un autre outil, 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maladroi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C22]+[.$E22]+[.$G22]+[.$I22]+[.$K22]+[.$M22]+[.$O22]+[.$Q22]+[.$S22]+[.$U22]" office:value-type="float" office:value="6.42" calcext:value-type="float">
            <text:p>6.42</text:p>
          </table:table-cell>
          <table:table-cell table:number-columns-repeated="1002"/>
        </table:table-row>
        <table:table-row table:style-name="ro2">
          <table:table-cell table:style-name="ce10" office:value-type="string" calcext:value-type="string">
            <text:p>VID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C23]+[.$E23]+[.$G23]+[.$I23]+[.$K23]+[.$M23]+[.$O23]+[.$Q23]+[.$S23]+[.$U2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formula="of:=AVERAGE([.C3:.C22])" office:value-type="float" office:value="0.466" calcext:value-type="float">
            <text:p>0.466</text:p>
          </table:table-cell>
          <table:table-cell/>
          <table:table-cell table:formula="of:=AVERAGE([.E3:.E22])" office:value-type="float" office:value="0.545" calcext:value-type="float">
            <text:p>0.545</text:p>
          </table:table-cell>
          <table:table-cell/>
          <table:table-cell table:formula="of:=AVERAGE([.G3:.G22])" office:value-type="float" office:value="1.3925" calcext:value-type="float">
            <text:p>1.3925</text:p>
          </table:table-cell>
          <table:table-cell/>
          <table:table-cell table:formula="of:=AVERAGE([.I3:.I22])" office:value-type="float" office:value="1.197" calcext:value-type="float">
            <text:p>1.197</text:p>
          </table:table-cell>
          <table:table-cell/>
          <table:table-cell table:formula="of:=AVERAGE([.K3:.K22])" office:value-type="float" office:value="0.4255" calcext:value-type="float">
            <text:p>0.4255</text:p>
          </table:table-cell>
          <table:table-cell/>
          <table:table-cell table:formula="of:=AVERAGE([.M3:.M22])" office:value-type="float" office:value="0.4065" calcext:value-type="float">
            <text:p>0.4065</text:p>
          </table:table-cell>
          <table:table-cell/>
          <table:table-cell table:formula="of:=AVERAGE([.O3:.O22])" office:value-type="float" office:value="0.236" calcext:value-type="float">
            <text:p>0.236</text:p>
          </table:table-cell>
          <table:table-cell/>
          <table:table-cell table:formula="of:=AVERAGE([.Q3:.Q22])" office:value-type="float" office:value="0.4465" calcext:value-type="float">
            <text:p>0.4465</text:p>
          </table:table-cell>
          <table:table-cell/>
          <table:table-cell table:formula="of:=AVERAGE([.S3:.S22])" office:value-type="float" office:value="0.4505" calcext:value-type="float">
            <text:p>0.4505</text:p>
          </table:table-cell>
          <table:table-cell/>
          <table:table-cell table:formula="of:=AVERAGE([.U3:.U22])" office:value-type="float" office:value="0.8525" calcext:value-type="float">
            <text:p>0.8525</text:p>
          </table:table-cell>
          <table:table-cell table:formula="of:=AVERAGE([.V3:.V22])" office:value-type="float" office:value="6.418" calcext:value-type="float">
            <text:p>6.418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24]*20/12" office:value-type="float" office:value="10.6966666666667" calcext:value-type="float">
            <text:p>10.6966666666667</text:p>
          </table:table-cell>
          <table:table-cell table:number-columns-repeated="100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_Optimization" table:style-name="ta3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7" table:number-columns-repeated="5" table:default-cell-style-name="ce11"/>
        <table:table-column table:style-name="co7" table:default-cell-style-name="ce20"/>
        <table:table-column table:style-name="co7" table:number-columns-repeated="3" table:default-cell-style-name="ce11"/>
        <table:table-column table:style-name="co7" table:default-cell-style-name="ce20"/>
        <table:table-column table:style-name="co7" table:default-cell-style-name="ce11"/>
        <table:table-column table:style-name="co7" table:default-cell-style-name="ce20"/>
        <table:table-column table:style-name="co7" table:number-columns-repeated="2" table:default-cell-style-name="ce11"/>
        <table:table-column table:style-name="co7" table:default-cell-style-name="ce20"/>
        <table:table-column table:style-name="co7" table:number-columns-repeated="1005" table:default-cell-style-name="ce11"/>
        <table:table-row table:style-name="ro2">
          <table:table-cell table:style-name="ce8" table:number-columns-repeated="2"/>
          <table:table-cell table:style-name="ce12"/>
          <table:table-cell table:style-name="ce13" office:value-type="string" calcext:value-type="string">
            <text:p>Points</text:p>
          </table:table-cell>
          <table:table-cell/>
          <table:table-cell table:style-name="ce16" table:number-columns-repeated="4"/>
          <table:table-cell table:style-name="ce17" table:formula="of:=7/3" office:value-type="float" office:value="2.33333333333333" calcext:value-type="float">
            <text:p>2.33</text:p>
          </table:table-cell>
          <table:table-cell table:style-name="ce16" table:number-columns-repeated="3"/>
          <table:table-cell table:style-name="ce17" table:formula="of:=7/3" office:value-type="float" office:value="2.33333333333333" calcext:value-type="float">
            <text:p>2.33</text:p>
          </table:table-cell>
          <table:table-cell table:style-name="ce16"/>
          <table:table-cell table:style-name="ce17" table:formula="of:=7/3" office:value-type="float" office:value="2.33333333333333" calcext:value-type="float">
            <text:p>2.33</text:p>
          </table:table-cell>
          <table:table-cell table:style-name="ce16" table:number-columns-repeated="2"/>
          <table:table-cell table:style-name="ce23" office:value-type="float" office:value="1" calcext:value-type="float">
            <text:p>1.00</text:p>
          </table:table-cell>
          <table:table-cell/>
          <table:table-cell table:style-name="ce25" table:formula="of:=SUM([.J1];[.N1];[.P1];[.S1])" office:value-type="float" office:value="8" calcext:value-type="float">
            <text:p>8</text:p>
          </table:table-cell>
          <table:table-cell table:number-columns-repeated="1003"/>
        </table:table-row>
        <table:table-row table:style-name="ro2">
          <table:table-cell table:style-name="ce8" table:number-columns-repeated="2"/>
          <table:table-cell table:style-name="ce12"/>
          <table:table-cell table:style-name="ce13" office:value-type="string" calcext:value-type="string">
            <text:p>Questions</text:p>
          </table:table-cell>
          <table:table-cell/>
          <table:table-cell table:number-columns-repeated="4"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8" table:number-columns-repeated="2"/>
          <table:table-cell table:style-name="ce12"/>
          <table:table-cell table:style-name="ce15" office:value-type="string" calcext:value-type="string">
            <text:p>(notes pour questions individuelles sur 10, resultat peut etre &gt;10 si particulierement bon)</text:p>
          </table:table-cell>
          <table:table-cell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9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9"/>
          <table:table-cell table:style-name="ce16"/>
          <table:table-cell table:style-name="ce19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 table:style-name="ce8" table:number-columns-repeated="2"/>
          <table:table-cell table:style-name="ce12"/>
          <table:table-cell table:style-name="ce13"/>
          <table:table-cell table:number-columns-repeated="1020"/>
        </table:table-row>
        <table:table-row table:style-name="ro1">
          <table:table-cell table:style-name="ce8" office:value-type="string" calcext:value-type="string">
            <text:p><text:a xlink:href="https://esiee.blackboard.com/webapps/blackboard/execute/userManager?sortCol=username&amp;numResults=25&amp;course_id=_5575_1&amp;sortDir=ASCENDING" xlink:type="simple">NOM D'UTILISATEUR</text:a></text:p>
          </table:table-cell>
          <table:table-cell table:style-name="ce8" office:value-type="string" calcext:value-type="string">
            <text:p><text:a xlink:href="https://esiee.blackboard.com/webapps/blackboard/execute/userManager?sortCol=userFirstName&amp;numResults=25&amp;course_id=_5575_1&amp;sortDir=ASCENDING" xlink:type="simple">PRÉNOM</text:a></text:p>
          </table:table-cell>
          <table:table-cell table:style-name="ce12" office:value-type="string" calcext:value-type="string">
            <text:p>NOM</text:p>
          </table:table-cell>
          <table:table-cell table:style-name="ce13" office:value-type="string" calcext:value-type="string">
            <text:p><text:a xlink:href="https://esiee.blackboard.com/webapps/blackboard/execute/userManager?sortCol=userEmailAddress&amp;numResults=25&amp;course_id=_5575_1&amp;sortDir=ASCENDING" xlink:type="simple">ADRESSE ÉLECTRONIQUE</text:a>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<text:s/>arianfas</text:p>
          </table:table-cell>
          <table:table-cell table:style-name="ce9" office:value-type="string" calcext:value-type="string">
            <text:p>Siawash</text:p>
          </table:table-cell>
          <table:table-cell table:style-name="ce9" office:value-type="string" calcext:value-type="string">
            <text:p>ARIANFAR</text:p>
          </table:table-cell>
          <table:table-cell table:style-name="ce9" office:value-type="string" calcext:value-type="string">
            <text:p><text:a xlink:href="mailto:siawash.arianfar@edu.esiee.fr" xlink:type="simple">siawash.arianfar@edu.esiee.fr</text:a></text:p>
          </table:table-cell>
          <table:table-cell/>
          <table:table-cell table:number-columns-repeated="4" table:style-name="ce16" office:value-type="string" calcext:value-type="string">
            <text:p>N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3" table:style-name="ce16" office:value-type="string" calcext:value-type="string">
            <text:p>N</text:p>
          </table:table-cell>
          <table:table-cell table:style-name="ce21" office:value-type="float" office:value="0" calcext:value-type="float">
            <text:p>0.00</text:p>
          </table:table-cell>
          <table:table-cell table:style-name="ce16" office:value-type="string" calcext:value-type="string">
            <text:p>N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style-name="ce23" table:formula="of:=SUM([.J6];[.N6];[.P6];[.S6])" office:value-type="float" office:value="0" calcext:value-type="float">
            <text:p>0.0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barbosav</text:p>
          </table:table-cell>
          <table:table-cell table:style-name="ce9" office:value-type="string" calcext:value-type="string">
            <text:p>Vincent</text:p>
          </table:table-cell>
          <table:table-cell table:style-name="ce9" office:value-type="string" calcext:value-type="string">
            <text:p>BARBOSA VAZ</text:p>
          </table:table-cell>
          <table:table-cell table:style-name="ce9" office:value-type="string" calcext:value-type="string">
            <text:p><text:a xlink:href="mailto:vincent.barbosavaz@edu.esiee.fr" xlink:type="simple">vincent.barbosavaz@edu.esiee.fr</text:a>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21" table:formula="of:=SUM([.F7:.I7])/40*[.$J$1]" office:value-type="float" office:value="2.68333333333333" calcext:value-type="float">
            <text:p>2.68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21" table:formula="of:=SUM([.K7:.M7])/30*[.$J$1]" office:value-type="float" office:value="2.17777777777778" calcext:value-type="float">
            <text:p>2.18</text:p>
          </table:table-cell>
          <table:table-cell table:style-name="ce16" office:value-type="float" office:value="9" calcext:value-type="float">
            <text:p>9</text:p>
          </table:table-cell>
          <table:table-cell table:style-name="ce21" table:formula="of:=[.O7]/10*[.$J$1]" office:value-type="float" office:value="2.1" calcext:value-type="float">
            <text:p>2.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7:.R7])/20*[.$S$1]" office:value-type="float" office:value="0" calcext:value-type="float">
            <text:p>0.00</text:p>
          </table:table-cell>
          <table:table-cell/>
          <table:table-cell table:style-name="ce23" table:formula="of:=SUM([.J7];[.N7];[.P7];[.S7])" office:value-type="float" office:value="6.96111111111111" calcext:value-type="float">
            <text:p>6.96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boittiac</text:p>
          </table:table-cell>
          <table:table-cell table:style-name="ce9" office:value-type="string" calcext:value-type="string">
            <text:p>Clementin</text:p>
          </table:table-cell>
          <table:table-cell table:style-name="ce9" office:value-type="string" calcext:value-type="string">
            <text:p>BOITTIAUX</text:p>
          </table:table-cell>
          <table:table-cell table:style-name="ce9" office:value-type="string" calcext:value-type="string">
            <text:p><text:a xlink:href="mailto:clementin.boittiaux@edu.esiee.fr" xlink:type="simple">clementin.boittiaux@edu.esiee.fr</text:a>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8:.I8])/40*[.$J$1]" office:value-type="float" office:value="2.15833333333333" calcext:value-type="float">
            <text:p>2.16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K8:.M8])/30*[.$J$1]" office:value-type="float" office:value="2.33333333333333" calcext:value-type="float">
            <text:p>2.33</text:p>
          </table:table-cell>
          <table:table-cell table:style-name="ce16" office:value-type="float" office:value="9" calcext:value-type="float">
            <text:p>9</text:p>
          </table:table-cell>
          <table:table-cell table:style-name="ce21" table:formula="of:=[.O8]/10*[.$J$1]" office:value-type="float" office:value="2.1" calcext:value-type="float">
            <text:p>2.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8:.R8])/20*[.$S$1]" office:value-type="float" office:value="0" calcext:value-type="float">
            <text:p>0.00</text:p>
          </table:table-cell>
          <table:table-cell/>
          <table:table-cell table:style-name="ce23" table:formula="of:=SUM([.J8];[.N8];[.P8];[.S8])" office:value-type="float" office:value="6.59166666666667" calcext:value-type="float">
            <text:p>6.5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bouillae</text:p>
          </table:table-cell>
          <table:table-cell table:style-name="ce9" office:value-type="string" calcext:value-type="string">
            <text:p>Elias</text:p>
          </table:table-cell>
          <table:table-cell table:style-name="ce9" office:value-type="string" calcext:value-type="string">
            <text:p>BOUILLANNE</text:p>
          </table:table-cell>
          <table:table-cell table:style-name="ce9" office:value-type="string" calcext:value-type="string">
            <text:p><text:a xlink:href="mailto:elias.bouillanne@edu.esiee.fr" xlink:type="simple">elias.bouillanne@edu.esiee.fr</text:a>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9:.I9])/40*[.$J$1]" office:value-type="float" office:value="2.56666666666667" calcext:value-type="float">
            <text:p>2.57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K9:.M9])/30*[.$J$1]" office:value-type="float" office:value="2.33333333333333" calcext:value-type="float">
            <text:p>2.33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9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9:.R9])/20*[.$S$1]" office:value-type="float" office:value="0" calcext:value-type="float">
            <text:p>0.00</text:p>
          </table:table-cell>
          <table:table-cell/>
          <table:table-cell table:style-name="ce23" table:formula="of:=SUM([.J9];[.N9];[.P9];[.S9])" office:value-type="float" office:value="7.23333333333333" calcext:value-type="float">
            <text:p>7.2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cardosow</text:p>
          </table:table-cell>
          <table:table-cell table:style-name="ce9" office:value-type="string" calcext:value-type="string">
            <text:p>William</text:p>
          </table:table-cell>
          <table:table-cell table:style-name="ce9" office:value-type="string" calcext:value-type="string">
            <text:p>CARDOSO</text:p>
          </table:table-cell>
          <table:table-cell table:style-name="ce9" office:value-type="string" calcext:value-type="string">
            <text:p><text:a xlink:href="mailto:william.cardoso@edu.esiee.fr" xlink:type="simple">william.cardoso@edu.esiee.fr</text:a></text:p>
          </table:table-cell>
          <table:table-cell/>
          <table:table-cell table:number-columns-repeated="4" table:style-name="ce16" office:value-type="float" office:value="10" calcext:value-type="float">
            <text:p>10</text:p>
          </table:table-cell>
          <table:table-cell table:style-name="ce21" table:formula="of:=SUM([.F10:.I10])/40*[.$J$1]" office:value-type="float" office:value="2.33333333333333" calcext:value-type="float">
            <text:p>2.3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K10:.M10])/30*[.$J$1]" office:value-type="float" office:value="2.17777777777778" calcext:value-type="float">
            <text:p>2.18</text:p>
          </table:table-cell>
          <table:table-cell table:style-name="ce16" office:value-type="float" office:value="6" calcext:value-type="float">
            <text:p>6</text:p>
          </table:table-cell>
          <table:table-cell table:style-name="ce21" table:formula="of:=[.O10]/10*[.$J$1]" office:value-type="float" office:value="1.4" calcext:value-type="float">
            <text:p>1.4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0:.R10])/20*[.$S$1]" office:value-type="float" office:value="0" calcext:value-type="float">
            <text:p>0.00</text:p>
          </table:table-cell>
          <table:table-cell/>
          <table:table-cell table:style-name="ce23" table:formula="of:=SUM([.J10];[.N10];[.P10];[.S10])" office:value-type="float" office:value="5.91111111111111" calcext:value-type="float">
            <text:p>5.91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dussausm</text:p>
          </table:table-cell>
          <table:table-cell table:style-name="ce9" office:value-type="string" calcext:value-type="string">
            <text:p>Marine</text:p>
          </table:table-cell>
          <table:table-cell table:style-name="ce9" office:value-type="string" calcext:value-type="string">
            <text:p>DUSSAUSSOIS</text:p>
          </table:table-cell>
          <table:table-cell table:style-name="ce9" office:value-type="string" calcext:value-type="string">
            <text:p><text:a xlink:href="mailto:marine.dussaussois@edu.esiee.fr" xlink:type="simple">marine.dussaussois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11:.I11])/40*[.$J$1]" office:value-type="float" office:value="1.16666666666667" calcext:value-type="float">
            <text:p>1.17</text:p>
          </table:table-cell>
          <table:table-cell table:style-name="ce22" table:formula="of:=10*0.75" office:value-type="float" office:value="7.5" calcext:value-type="float">
            <text:p>7.5</text:p>
          </table:table-cell>
          <table:table-cell table:style-name="ce22" table:formula="of:=10*0.75" office:value-type="float" office:value="7.5" calcext:value-type="float">
            <text:p>7.5</text:p>
          </table:table-cell>
          <table:table-cell table:style-name="ce22" table:formula="of:=8*0.75" office:value-type="float" office:value="6" calcext:value-type="float">
            <text:p>6</text:p>
          </table:table-cell>
          <table:table-cell table:style-name="ce21" table:formula="of:=SUM([.K11:.M11])/30*[.$J$1]" office:value-type="float" office:value="1.63333333333333" calcext:value-type="float">
            <text:p>1.63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11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1:.R11])/20*[.$S$1]" office:value-type="float" office:value="0" calcext:value-type="float">
            <text:p>0.00</text:p>
          </table:table-cell>
          <table:table-cell/>
          <table:table-cell table:style-name="ce23" table:formula="of:=SUM([.J11];[.N11];[.P11];[.S11])" office:value-type="float" office:value="5.13333333333333" calcext:value-type="float">
            <text:p>5.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ghidaglb</text:p>
          </table:table-cell>
          <table:table-cell table:style-name="ce9" office:value-type="string" calcext:value-type="string">
            <text:p>Boris</text:p>
          </table:table-cell>
          <table:table-cell table:style-name="ce9" office:value-type="string" calcext:value-type="string">
            <text:p>GHIDAGLIA</text:p>
          </table:table-cell>
          <table:table-cell table:style-name="ce9" office:value-type="string" calcext:value-type="string">
            <text:p><text:a xlink:href="mailto:boris.ghidaglia@edu.esiee.fr" xlink:type="simple">boris.ghidaglia@edu.esiee.fr</text:a>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21" table:formula="of:=SUM([.F12:.I12])/40*[.$J$1]" office:value-type="float" office:value="0.991666666666667" calcext:value-type="float">
            <text:p>0.99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K12:.M12])/30*[.$J$1]" office:value-type="float" office:value="2.33333333333333" calcext:value-type="float">
            <text:p>2.33</text:p>
          </table:table-cell>
          <table:table-cell table:style-name="ce16" office:value-type="float" office:value="9" calcext:value-type="float">
            <text:p>9</text:p>
          </table:table-cell>
          <table:table-cell table:style-name="ce21" table:formula="of:=[.O12]/10*[.$J$1]" office:value-type="float" office:value="2.1" calcext:value-type="float">
            <text:p>2.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2:.R12])/20*[.$S$1]" office:value-type="float" office:value="0" calcext:value-type="float">
            <text:p>0.00</text:p>
          </table:table-cell>
          <table:table-cell/>
          <table:table-cell table:style-name="ce23" table:formula="of:=SUM([.J12];[.N12];[.P12];[.S12])" office:value-type="float" office:value="5.425" calcext:value-type="float">
            <text:p>5.4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haiounj</text:p>
          </table:table-cell>
          <table:table-cell table:style-name="ce9" office:value-type="string" calcext:value-type="string">
            <text:p>Jérémie</text:p>
          </table:table-cell>
          <table:table-cell table:style-name="ce9" office:value-type="string" calcext:value-type="string">
            <text:p>HAIOUN</text:p>
          </table:table-cell>
          <table:table-cell table:style-name="ce9" office:value-type="string" calcext:value-type="string">
            <text:p><text:a xlink:href="mailto:jeremie.haioun@edu.esiee.fr" xlink:type="simple">jeremie.haioun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13:.I13])/40*[.$J$1]" office:value-type="float" office:value="1.16666666666667" calcext:value-type="float">
            <text:p>1.17</text:p>
          </table:table-cell>
          <table:table-cell table:style-name="ce22" table:formula="of:=10*0.75" office:value-type="float" office:value="7.5" calcext:value-type="float">
            <text:p>7.5</text:p>
          </table:table-cell>
          <table:table-cell table:style-name="ce22" table:formula="of:=10*0.75" office:value-type="float" office:value="7.5" calcext:value-type="float">
            <text:p>7.5</text:p>
          </table:table-cell>
          <table:table-cell table:style-name="ce22" table:formula="of:=8*0.75" office:value-type="float" office:value="6" calcext:value-type="float">
            <text:p>6</text:p>
          </table:table-cell>
          <table:table-cell table:style-name="ce21" table:formula="of:=SUM([.K13:.M13])/30*[.$J$1]" office:value-type="float" office:value="1.63333333333333" calcext:value-type="float">
            <text:p>1.63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13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3:.R13])/20*[.$S$1]" office:value-type="float" office:value="0" calcext:value-type="float">
            <text:p>0.00</text:p>
          </table:table-cell>
          <table:table-cell/>
          <table:table-cell table:style-name="ce23" table:formula="of:=SUM([.J13];[.N13];[.P13];[.S13])" office:value-type="float" office:value="5.13333333333333" calcext:value-type="float">
            <text:p>5.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hamamic</text:p>
          </table:table-cell>
          <table:table-cell table:style-name="ce9" office:value-type="string" calcext:value-type="string">
            <text:p>Chams</text:p>
          </table:table-cell>
          <table:table-cell table:style-name="ce9" office:value-type="string" calcext:value-type="string">
            <text:p>HAMANI</text:p>
          </table:table-cell>
          <table:table-cell table:style-name="ce9" office:value-type="string" calcext:value-type="string">
            <text:p><text:a xlink:href="mailto:chams.hamami@edu.esiee.fr" xlink:type="simple">chams.hamami@edu.esiee.fr</text:a></text:p>
          </table:table-cell>
          <table:table-cell/>
          <table:table-cell table:number-columns-repeated="2"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SUM([.F14:.I14])/40*[.$J$1]" office:value-type="float" office:value="1.16666666666667" calcext:value-type="float">
            <text:p>1.17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SUM([.K14:.M14])/30*[.$J$1]" office:value-type="float" office:value="1.71111111111111" calcext:value-type="float">
            <text:p>1.71</text:p>
          </table:table-cell>
          <table:table-cell table:style-name="ce16" office:value-type="float" office:value="8" calcext:value-type="float">
            <text:p>8</text:p>
          </table:table-cell>
          <table:table-cell table:style-name="ce21" table:formula="of:=[.O14]/10*[.$J$1]" office:value-type="float" office:value="1.86666666666667" calcext:value-type="float">
            <text:p>1.8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4:.R14])/20*[.$S$1]" office:value-type="float" office:value="0" calcext:value-type="float">
            <text:p>0.00</text:p>
          </table:table-cell>
          <table:table-cell/>
          <table:table-cell table:style-name="ce23" table:formula="of:=SUM([.J14];[.N14];[.P14];[.S14])" office:value-type="float" office:value="4.74444444444444" calcext:value-type="float">
            <text:p>4.7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hulinb</text:p>
          </table:table-cell>
          <table:table-cell table:style-name="ce9" office:value-type="string" calcext:value-type="string">
            <text:p>Baptiste</text:p>
          </table:table-cell>
          <table:table-cell table:style-name="ce9" office:value-type="string" calcext:value-type="string">
            <text:p>HULIN</text:p>
          </table:table-cell>
          <table:table-cell table:style-name="ce9" office:value-type="string" calcext:value-type="string">
            <text:p><text:a xlink:href="mailto:baptiste.hulin@edu.esiee.fr" xlink:type="simple">baptiste.hulin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F15:.I15])/40*[.$J$1]" office:value-type="float" office:value="1.75" calcext:value-type="float">
            <text:p>1.75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21" table:formula="of:=SUM([.K15:.M15])/30*[.$J$1]" office:value-type="float" office:value="1.94444444444444" calcext:value-type="float">
            <text:p>1.94</text:p>
          </table:table-cell>
          <table:table-cell table:style-name="ce16" office:value-type="float" office:value="0" calcext:value-type="float">
            <text:p>0</text:p>
          </table:table-cell>
          <table:table-cell table:style-name="ce21" table:formula="of:=[.O15]/10*[.$J$1]" office:value-type="float" office:value="0" calcext:value-type="float">
            <text:p>0.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5:.R15])/20*[.$S$1]" office:value-type="float" office:value="0" calcext:value-type="float">
            <text:p>0.00</text:p>
          </table:table-cell>
          <table:table-cell/>
          <table:table-cell table:style-name="ce23" table:formula="of:=SUM([.J15];[.N15];[.P15];[.S15])" office:value-type="float" office:value="3.69444444444444" calcext:value-type="float">
            <text:p>3.6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justinr</text:p>
          </table:table-cell>
          <table:table-cell table:style-name="ce9" office:value-type="string" calcext:value-type="string">
            <text:p>Romain</text:p>
          </table:table-cell>
          <table:table-cell table:style-name="ce9" office:value-type="string" calcext:value-type="string">
            <text:p>JUSTIN</text:p>
          </table:table-cell>
          <table:table-cell table:style-name="ce9" office:value-type="string" calcext:value-type="string">
            <text:p><text:a xlink:href="mailto:romain.justin@edu.esiee.fr" xlink:type="simple">romain.justin@edu.esiee.fr</text:a>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21" table:formula="of:=SUM([.F16:.I16])/40*[.$J$1]" office:value-type="float" office:value="2.68333333333333" calcext:value-type="float">
            <text:p>2.68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K16:.M16])/30*[.$J$1]" office:value-type="float" office:value="2.33333333333333" calcext:value-type="float">
            <text:p>2.33</text:p>
          </table:table-cell>
          <table:table-cell table:style-name="ce16" office:value-type="float" office:value="7" calcext:value-type="float">
            <text:p>7</text:p>
          </table:table-cell>
          <table:table-cell table:style-name="ce21" table:formula="of:=[.O16]/10*[.$J$1]" office:value-type="float" office:value="1.63333333333333" calcext:value-type="float">
            <text:p>1.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SUM([.Q16:.R16])/20*[.$S$1]" office:value-type="float" office:value="0.1" calcext:value-type="float">
            <text:p>0.10</text:p>
          </table:table-cell>
          <table:table-cell/>
          <table:table-cell table:style-name="ce23" table:formula="of:=SUM([.J16];[.N16];[.P16];[.S16])" office:value-type="float" office:value="6.75" calcext:value-type="float">
            <text:p>6.75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kuhlmanf</text:p>
          </table:table-cell>
          <table:table-cell table:style-name="ce9" office:value-type="string" calcext:value-type="string">
            <text:p>Florian</text:p>
          </table:table-cell>
          <table:table-cell table:style-name="ce9" office:value-type="string" calcext:value-type="string">
            <text:p>KUHLMANN</text:p>
          </table:table-cell>
          <table:table-cell table:style-name="ce9" office:value-type="string" calcext:value-type="string">
            <text:p><text:a xlink:href="mailto:florian.kuhlmann@edu.esiee.fr" xlink:type="simple">florian.kuhlmann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F17:.I17])/40*[.$J$1]" office:value-type="float" office:value="1.75" calcext:value-type="float">
            <text:p>1.75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K17:.M17])/30*[.$J$1]" office:value-type="float" office:value="2.33333333333333" calcext:value-type="float">
            <text:p>2.33</text:p>
          </table:table-cell>
          <table:table-cell table:style-name="ce16" office:value-type="float" office:value="8" calcext:value-type="float">
            <text:p>8</text:p>
          </table:table-cell>
          <table:table-cell table:style-name="ce21" table:formula="of:=[.O17]/10*[.$J$1]" office:value-type="float" office:value="1.86666666666667" calcext:value-type="float">
            <text:p>1.8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7:.R17])/20*[.$S$1]" office:value-type="float" office:value="0" calcext:value-type="float">
            <text:p>0.00</text:p>
          </table:table-cell>
          <table:table-cell/>
          <table:table-cell table:style-name="ce23" table:formula="of:=SUM([.J17];[.N17];[.P17];[.S17])" office:value-type="float" office:value="5.95" calcext:value-type="float">
            <text:p>5.95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lecerta</text:p>
          </table:table-cell>
          <table:table-cell table:style-name="ce9" office:value-type="string" calcext:value-type="string">
            <text:p>Arthur</text:p>
          </table:table-cell>
          <table:table-cell table:style-name="ce9" office:value-type="string" calcext:value-type="string">
            <text:p>LECERT</text:p>
          </table:table-cell>
          <table:table-cell table:style-name="ce9" office:value-type="string" calcext:value-type="string">
            <text:p><text:a xlink:href="mailto:arthur.lecert@edu.esiee.fr" xlink:type="simple">arthur.lecert@edu.esiee.fr</text:a>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21" table:formula="of:=SUM([.F18:.I18])/40*[.$J$1]" office:value-type="float" office:value="1.69166666666667" calcext:value-type="float">
            <text:p>1.6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21" table:formula="of:=SUM([.K18:.M18])/30*[.$J$1]" office:value-type="float" office:value="2.17777777777778" calcext:value-type="float">
            <text:p>2.18</text:p>
          </table:table-cell>
          <table:table-cell table:style-name="ce16" office:value-type="float" office:value="6" calcext:value-type="float">
            <text:p>6</text:p>
          </table:table-cell>
          <table:table-cell table:style-name="ce21" table:formula="of:=[.O18]/10*[.$J$1]" office:value-type="float" office:value="1.4" calcext:value-type="float">
            <text:p>1.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SUM([.Q18:.R18])/20*[.$S$1]" office:value-type="float" office:value="0.15" calcext:value-type="float">
            <text:p>0.15</text:p>
          </table:table-cell>
          <table:table-cell/>
          <table:table-cell table:style-name="ce23" table:formula="of:=SUM([.J18];[.N18];[.P18];[.S18])" office:value-type="float" office:value="5.41944444444445" calcext:value-type="float">
            <text:p>5.42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maupouc</text:p>
          </table:table-cell>
          <table:table-cell table:style-name="ce9" office:value-type="string" calcext:value-type="string">
            <text:p>Charles</text:p>
          </table:table-cell>
          <table:table-cell table:style-name="ce9" office:value-type="string" calcext:value-type="string">
            <text:p>MAUPOU</text:p>
          </table:table-cell>
          <table:table-cell table:style-name="ce9" office:value-type="string" calcext:value-type="string">
            <text:p><text:a xlink:href="mailto:charles.maupou@edu.esiee.fr" xlink:type="simple">charles.maupou@edu.esiee.fr</text:a></text:p>
          </table:table-cell>
          <table:table-cell/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19:.I19])/40*[.$J$1]" office:value-type="float" office:value="2.45" calcext:value-type="float">
            <text:p>2.4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SUM([.K19:.M19])/30*[.$J$1]" office:value-type="float" office:value="0.777777777777778" calcext:value-type="float">
            <text:p>0.78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19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19:.R19])/20*[.$S$1]" office:value-type="float" office:value="0" calcext:value-type="float">
            <text:p>0.00</text:p>
          </table:table-cell>
          <table:table-cell/>
          <table:table-cell table:style-name="ce23" table:formula="of:=SUM([.J19];[.N19];[.P19];[.S19])" office:value-type="float" office:value="5.56111111111111" calcext:value-type="float">
            <text:p>5.56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mavoungs</text:p>
          </table:table-cell>
          <table:table-cell table:style-name="ce9" office:value-type="string" calcext:value-type="string">
            <text:p>Steven</text:p>
          </table:table-cell>
          <table:table-cell table:style-name="ce9" office:value-type="string" calcext:value-type="string">
            <text:p>MAVOUNGOU</text:p>
          </table:table-cell>
          <table:table-cell table:style-name="ce9" office:value-type="string" calcext:value-type="string">
            <text:p><text:a xlink:href="mailto:steven.mavoungou@edu.esiee.fr" xlink:type="simple">steven.mavoungou@edu.esiee.fr</text:a></text:p>
          </table:table-cell>
          <table:table-cell/>
          <table:table-cell table:number-columns-repeated="4" table:style-name="ce16" office:value-type="float" office:value="10" calcext:value-type="float">
            <text:p>10</text:p>
          </table:table-cell>
          <table:table-cell table:style-name="ce21" table:formula="of:=SUM([.F20:.I20])/40*[.$J$1]" office:value-type="float" office:value="2.33333333333333" calcext:value-type="float">
            <text:p>2.3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1" table:formula="of:=SUM([.K20:.M20])/30*[.$J$1]" office:value-type="float" office:value="0.777777777777778" calcext:value-type="float">
            <text:p>0.78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[.O20]/10*[.$J$1]" office:value-type="float" office:value="0.466666666666667" calcext:value-type="float">
            <text:p>0.4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20:.R20])/20*[.$S$1]" office:value-type="float" office:value="0" calcext:value-type="float">
            <text:p>0.00</text:p>
          </table:table-cell>
          <table:table-cell/>
          <table:table-cell table:style-name="ce23" table:formula="of:=SUM([.J20];[.N20];[.P20];[.S20])" office:value-type="float" office:value="3.57777777777778" calcext:value-type="float">
            <text:p>3.58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mohammas</text:p>
          </table:table-cell>
          <table:table-cell table:style-name="ce9" office:value-type="string" calcext:value-type="string">
            <text:p>Sohaibe</text:p>
          </table:table-cell>
          <table:table-cell table:style-name="ce9" office:value-type="string" calcext:value-type="string">
            <text:p>MOHAMMAD</text:p>
          </table:table-cell>
          <table:table-cell table:style-name="ce9" office:value-type="string" calcext:value-type="string">
            <text:p><text:a xlink:href="mailto:sohaibe.mohammad@edu.esiee.fr" xlink:type="simple">sohaibe.mohammad@edu.esiee.fr</text:a></text:p>
          </table:table-cell>
          <table:table-cell/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21:.I21])/40*[.$J$1]" office:value-type="float" office:value="1.75" calcext:value-type="float">
            <text:p>1.7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21" table:formula="of:=SUM([.K21:.M21])/30*[.$J$1]" office:value-type="float" office:value="1.55555555555556" calcext:value-type="float">
            <text:p>1.56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21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21:.R21])/20*[.$S$1]" office:value-type="float" office:value="0" calcext:value-type="float">
            <text:p>0.00</text:p>
          </table:table-cell>
          <table:table-cell/>
          <table:table-cell table:style-name="ce23" table:formula="of:=SUM([.J21];[.N21];[.P21];[.S21])" office:value-type="float" office:value="5.63888888888889" calcext:value-type="float">
            <text:p>5.6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ngouansc</text:p>
          </table:table-cell>
          <table:table-cell table:style-name="ce9" office:value-type="string" calcext:value-type="string">
            <text:p>Cléa</text:p>
          </table:table-cell>
          <table:table-cell table:style-name="ce9" office:value-type="string" calcext:value-type="string">
            <text:p>NGOUANSAVANH</text:p>
          </table:table-cell>
          <table:table-cell table:style-name="ce9" office:value-type="string" calcext:value-type="string">
            <text:p><text:a xlink:href="mailto:clea.ngouansavanh@edu.esiee.fr" xlink:type="simple">clea.ngouansavanh@edu.esiee.fr</text:a>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21" table:formula="of:=SUM([.F22:.I22])/40*[.$J$1]" office:value-type="float" office:value="1.80833333333333" calcext:value-type="float">
            <text:p>1.81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SUM([.K22:.M22])/30*[.$J$1]" office:value-type="float" office:value="1.71111111111111" calcext:value-type="float">
            <text:p>1.71</text:p>
          </table:table-cell>
          <table:table-cell table:style-name="ce16" office:value-type="float" office:value="5" calcext:value-type="float">
            <text:p>5</text:p>
          </table:table-cell>
          <table:table-cell table:style-name="ce21" table:formula="of:=[.O22]/10*[.$J$1]" office:value-type="float" office:value="1.16666666666667" calcext:value-type="float">
            <text:p>1.1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22:.R22])/20*[.$S$1]" office:value-type="float" office:value="0" calcext:value-type="float">
            <text:p>0.00</text:p>
          </table:table-cell>
          <table:table-cell/>
          <table:table-cell table:style-name="ce23" table:formula="of:=SUM([.J22];[.N22];[.P22];[.S22])" office:value-type="float" office:value="4.68611111111111" calcext:value-type="float">
            <text:p>4.69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nguyelu</text:p>
          </table:table-cell>
          <table:table-cell table:style-name="ce9" office:value-type="string" calcext:value-type="string">
            <text:p>Lucas - Thien-Nhan</text:p>
          </table:table-cell>
          <table:table-cell table:style-name="ce9" office:value-type="string" calcext:value-type="string">
            <text:p>NGUYEN</text:p>
          </table:table-cell>
          <table:table-cell table:style-name="ce9" office:value-type="string" calcext:value-type="string">
            <text:p><text:a xlink:href="mailto:lucas-thien-nhan.nguyen@edu.esiee.fr" xlink:type="simple">lucas-thien-nhan.nguyen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F23:.I23])/40*[.$J$1]" office:value-type="float" office:value="1.75" calcext:value-type="float">
            <text:p>1.7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21" table:formula="of:=SUM([.K23:.M23])/30*[.$J$1]" office:value-type="float" office:value="1.08888888888889" calcext:value-type="float">
            <text:p>1.09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23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23:.R23])/20*[.$S$1]" office:value-type="float" office:value="0" calcext:value-type="float">
            <text:p>0.00</text:p>
          </table:table-cell>
          <table:table-cell/>
          <table:table-cell table:style-name="ce23" table:formula="of:=SUM([.J23];[.N23];[.P23];[.S23])" office:value-type="float" office:value="5.17222222222222" calcext:value-type="float">
            <text:p>5.17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prolonga</text:p>
          </table:table-cell>
          <table:table-cell table:style-name="ce9" office:value-type="string" calcext:value-type="string">
            <text:p>Augustin</text:p>
          </table:table-cell>
          <table:table-cell table:style-name="ce9" office:value-type="string" calcext:value-type="string">
            <text:p>PROLONGEAU</text:p>
          </table:table-cell>
          <table:table-cell table:style-name="ce9" office:value-type="string" calcext:value-type="string">
            <text:p><text:a xlink:href="mailto:augustin.prolongeau@edu.esiee.fr" xlink:type="simple">augustin.prolongeau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SUM([.F24:.I24])/40*[.$J$1]" office:value-type="float" office:value="1.86666666666667" calcext:value-type="float">
            <text:p>1.8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1" table:formula="of:=SUM([.K24:.M24])/30*[.$J$1]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1" table:formula="of:=[.O24]/10*[.$J$1]" office:value-type="float" office:value="0" calcext:value-type="float">
            <text:p>0.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24:.R24])/20*[.$S$1]" office:value-type="float" office:value="0" calcext:value-type="float">
            <text:p>0.00</text:p>
          </table:table-cell>
          <table:table-cell/>
          <table:table-cell table:style-name="ce23" table:formula="of:=SUM([.J24];[.N24];[.P24];[.S24])" office:value-type="float" office:value="1.86666666666667" calcext:value-type="float">
            <text:p>1.87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seband</text:p>
          </table:table-cell>
          <table:table-cell table:style-name="ce9" office:value-type="string" calcext:value-type="string">
            <text:p>Dan</text:p>
          </table:table-cell>
          <table:table-cell table:style-name="ce9" office:value-type="string" calcext:value-type="string">
            <text:p>SEBAN</text:p>
          </table:table-cell>
          <table:table-cell table:style-name="ce9" office:value-type="string" calcext:value-type="string">
            <text:p><text:a xlink:href="mailto:dan.seban@edu.esiee.fr" xlink:type="simple">dan.seban@edu.esiee.fr</text:a>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21" table:formula="of:=SUM([.F25:.I25])/40*[.$J$1]" office:value-type="float" office:value="1.75" calcext:value-type="float">
            <text:p>1.7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21" table:formula="of:=SUM([.K25:.M25])/30*[.$J$1]" office:value-type="float" office:value="1.16666666666667" calcext:value-type="float">
            <text:p>1.17</text:p>
          </table:table-cell>
          <table:table-cell table:style-name="ce16" office:value-type="float" office:value="5" calcext:value-type="float">
            <text:p>5</text:p>
          </table:table-cell>
          <table:table-cell table:style-name="ce21" table:formula="of:=[.O25]/10*[.$J$1]" office:value-type="float" office:value="1.16666666666667" calcext:value-type="float">
            <text:p>1.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23" table:formula="of:=SUM([.Q25:.R25])/20*[.$S$1]" office:value-type="float" office:value="0.1" calcext:value-type="float">
            <text:p>0.10</text:p>
          </table:table-cell>
          <table:table-cell/>
          <table:table-cell table:style-name="ce23" table:formula="of:=SUM([.J25];[.N25];[.P25];[.S25])" office:value-type="float" office:value="4.18333333333333" calcext:value-type="float">
            <text:p>4.18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<text:s/>tranj</text:p>
          </table:table-cell>
          <table:table-cell table:style-name="ce9" office:value-type="string" calcext:value-type="string">
            <text:p>Jérôme</text:p>
          </table:table-cell>
          <table:table-cell table:style-name="ce9" office:value-type="string" calcext:value-type="string">
            <text:p>TRAN</text:p>
          </table:table-cell>
          <table:table-cell table:style-name="ce9" office:value-type="string" calcext:value-type="string">
            <text:p><text:a xlink:href="mailto:jerome.tran@edu.esiee.fr" xlink:type="simple">jerome.tran@edu.esiee.fr</text:a>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style-name="ce21" table:formula="of:=SUM([.F26:.I26])/40*[.$J$1]" office:value-type="float" office:value="1.75" calcext:value-type="float">
            <text:p>1.7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21" table:formula="of:=SUM([.K26:.M26])/30*[.$J$1]" office:value-type="float" office:value="1.94444444444444" calcext:value-type="float">
            <text:p>1.94</text:p>
          </table:table-cell>
          <table:table-cell table:style-name="ce16" office:value-type="float" office:value="10" calcext:value-type="float">
            <text:p>10</text:p>
          </table:table-cell>
          <table:table-cell table:style-name="ce21" table:formula="of:=[.O26]/10*[.$J$1]" office:value-type="float" office:value="2.33333333333333" calcext:value-type="float">
            <text:p>2.3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3" table:formula="of:=SUM([.Q26:.R26])/20*[.$S$1]" office:value-type="float" office:value="0" calcext:value-type="float">
            <text:p>0.00</text:p>
          </table:table-cell>
          <table:table-cell/>
          <table:table-cell table:style-name="ce23" table:formula="of:=SUM([.J26];[.N26];[.P26];[.S26])" office:value-type="float" office:value="6.02777777777778" calcext:value-type="float">
            <text:p>6.03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<text:s/>vidalv</text:p>
          </table:table-cell>
          <table:table-cell table:style-name="ce10" office:value-type="string" calcext:value-type="string">
            <text:p>Valentin</text:p>
          </table:table-cell>
          <table:table-cell table:style-name="ce10" office:value-type="string" calcext:value-type="string">
            <text:p>VIDAL</text:p>
          </table:table-cell>
          <table:table-cell table:style-name="ce10" office:value-type="string" calcext:value-type="string">
            <text:p><text:a xlink:href="mailto:valentin.vidal@edu.esiee.fr" xlink:type="simple">valentin.vidal@edu.esiee.fr</text:a></text:p>
          </table:table-cell>
          <table:table-cell/>
          <table:table-cell table:number-columns-repeated="4" table:style-name="ce16" office:value-type="string" calcext:value-type="string">
            <text:p>N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3" table:style-name="ce16" office:value-type="string" calcext:value-type="string">
            <text:p>N</text:p>
          </table:table-cell>
          <table:table-cell table:style-name="ce21" office:value-type="float" office:value="0" calcext:value-type="float">
            <text:p>0.00</text:p>
          </table:table-cell>
          <table:table-cell table:style-name="ce16" office:value-type="string" calcext:value-type="string">
            <text:p>N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2" table:style-name="ce16" office:value-type="string" calcext:value-type="string">
            <text:p>N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style-name="ce23" table:formula="of:=SUM([.J27];[.N27];[.P27];[.S27])" office:value-type="float" office:value="0" calcext:value-type="float">
            <text:p>0.00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AVERAGE([.F7:.F26])" office:value-type="float" office:value="5.6" calcext:value-type="float">
            <text:p>5.6</text:p>
          </table:table-cell>
          <table:table-cell table:formula="of:=AVERAGE([.G7:.G26])" office:value-type="float" office:value="9.45" calcext:value-type="float">
            <text:p>9.45</text:p>
          </table:table-cell>
          <table:table-cell table:formula="of:=AVERAGE([.H7:.H26])" office:value-type="float" office:value="7.85" calcext:value-type="float">
            <text:p>7.85</text:p>
          </table:table-cell>
          <table:table-cell table:formula="of:=AVERAGE([.I7:.I26])" office:value-type="float" office:value="9.3" calcext:value-type="float">
            <text:p>9.3</text:p>
          </table:table-cell>
          <table:table-cell/>
          <table:table-cell table:formula="of:=AVERAGE([.K7:.K26])" office:value-type="float" office:value="8.5" calcext:value-type="float">
            <text:p>8.5</text:p>
          </table:table-cell>
          <table:table-cell table:formula="of:=AVERAGE([.L7:.L26])" office:value-type="float" office:value="7.35" calcext:value-type="float">
            <text:p>7.35</text:p>
          </table:table-cell>
          <table:table-cell table:formula="of:=AVERAGE([.M7:.M26])" office:value-type="float" office:value="6.1" calcext:value-type="float">
            <text:p>6.1</text:p>
          </table:table-cell>
          <table:table-cell/>
          <table:table-cell table:formula="of:=AVERAGE([.O7:.O26])" office:value-type="float" office:value="7.2" calcext:value-type="float">
            <text:p>7.2</text:p>
          </table:table-cell>
          <table:table-cell/>
          <table:table-cell table:formula="of:=AVERAGE([.Q7:.Q26])" office:value-type="float" office:value="0.35" calcext:value-type="float">
            <text:p>0.35</text:p>
          </table:table-cell>
          <table:table-cell table:formula="of:=AVERAGE([.R7:.R26])" office:value-type="float" office:value="0" calcext:value-type="float">
            <text:p>0</text:p>
          </table:table-cell>
          <table:table-cell table:number-columns-repeated="2"/>
          <table:table-cell table:style-name="ce20" table:formula="of:=AVERAGE([.U7:.U26])" office:value-type="float" office:value="5.28305555555556" calcext:value-type="float">
            <text:p>5.28</text:p>
          </table:table-cell>
          <table:table-cell table:number-columns-repeated="100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-unknown-1--" svg:font-family="--unknown-1--"/>
    <style:font-face style:name="Liberation Sans1" svg:font-family="'Liberation Sans'"/>
    <style:font-face style:name="OpenSans" svg:font-family="OpenSans"/>
    <style:font-face style:name="OpenSans-Bold" svg:font-family="OpenSans-Bold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7:27:08.833557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MacOSX_X86_64 LibreOffice_project/aecc05fe267cc68dde00352a451aa867b3b546ac</meta:generator>
    <meta:initial-creator>Thomas Baudel</meta:initial-creator>
    <dc:creator>Philippe Laborie</dc:creator>
    <meta:creation-date>2019-10-20T18:27:16Z</meta:creation-date>
    <dc:date>2019-11-05T17:32:31.263366289</dc:date>
    <meta:editing-cycles>11</meta:editing-cycles>
    <meta:editing-duration>PT18H23M19S</meta:editing-duration>
    <meta:document-statistic meta:table-count="3" meta:cell-count="1087" meta:object-count="0"/>
  </office:meta>
</office:document-meta>
</file>